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the early days of the Web, online publication was something achieved by specially selected writers and the building of a website, a skill possessed by a minority of users. Personal diary-style blogs, as well as political, cultural, gossip, technology and special intereset blogs are proliferating on the Internet. Nowadays like over million blogs are now active across the world in the English language alone. One thing is certain: the internet is like a soapbox and many millions of people have stepped up to have their say. The best way to get a self blog is to build a self-hosted blog, because the most part of the distrubutor be restrictive when it comes to customization. A self-hosted means buying a website address (like marco-zen.it), paying for some storage space on the Web and then using the combination to create a blog with your own mould. The easiest way to create a blog in your web space is using Wordpress, which is the most popular blogging software for self-hosted blogs and, for the day-to-day running of your website, nothing else will be required. When you start using Wordpress, you should aready have uploaded your files into the server using the FTP. Secondly, you should have already an idea about the font and the style of the pages. There's also some template offered by Wordpress, in case you will not create a particular blogs/websit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6T16:11:05.118000000</dc:date>
    <meta:editing-duration>PT10S</meta:editing-duration>
    <meta:editing-cycles>1</meta:editing-cycles>
    <meta:document-statistic meta:table-count="0" meta:image-count="0" meta:object-count="0" meta:page-count="1" meta:paragraph-count="1" meta:word-count="232" meta:character-count="1369" meta:non-whitespace-character-count="1138"/>
  </office:meta>
</office:document-meta>
</file>